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Clear Sans" svg:font-family="'Clear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328a0"/>
    </style:style>
    <style:style style:name="P2" style:family="paragraph" style:parent-style-name="Text_20_body">
      <style:text-properties officeooo:paragraph-rsid="0023006c"/>
    </style:style>
    <style:style style:name="P3" style:family="paragraph" style:parent-style-name="Text_20_body">
      <style:text-properties officeooo:paragraph-rsid="0031465c"/>
    </style:style>
    <style:style style:name="P4" style:family="paragraph" style:parent-style-name="Text_20_body">
      <style:text-properties officeooo:paragraph-rsid="0039527e"/>
    </style:style>
    <style:style style:name="P5" style:family="paragraph" style:parent-style-name="Text_20_body">
      <style:text-properties fo:font-size="11pt" officeooo:paragraph-rsid="00448273" style:font-size-asian="11pt" style:font-size-complex="11pt"/>
    </style:style>
    <style:style style:name="P6" style:family="paragraph" style:parent-style-name="Heading_20_4">
      <style:text-properties style:font-name="Liberation Serif" fo:font-size="11pt" style:font-size-asian="11pt" style:font-size-complex="11pt"/>
    </style:style>
    <style:style style:name="P7" style:family="paragraph" style:parent-style-name="Heading_20_4">
      <style:text-properties style:font-name="Liberation Serif" fo:font-size="11pt" officeooo:paragraph-rsid="0059cecb" style:font-size-asian="11pt" style:font-size-complex="11pt"/>
    </style:style>
    <style:style style:name="P8" style:family="paragraph" style:parent-style-name="Heading_20_4">
      <style:text-properties style:font-name="Clear Sans"/>
    </style:style>
    <style:style style:name="P9" style:family="paragraph" style:parent-style-name="Heading_20_4">
      <style:text-properties style:font-name="Clear Sans" fo:font-size="11pt" style:font-size-asian="11pt" style:font-size-complex="11pt"/>
    </style:style>
    <style:style style:name="P10" style:family="paragraph" style:parent-style-name="Heading_20_4">
      <style:text-properties style:font-name="Clear Sans" fo:font-size="11pt" officeooo:paragraph-rsid="0048cf16" style:font-size-asian="11pt" style:font-size-complex="11pt"/>
    </style:style>
    <style:style style:name="P11" style:family="paragraph" style:parent-style-name="Quotations">
      <style:text-properties officeooo:paragraph-rsid="0048cf16"/>
    </style:style>
    <style:style style:name="P12" style:family="paragraph" style:parent-style-name="Quotations">
      <style:text-properties style:font-name="Liberation Serif" fo:font-size="11pt" officeooo:paragraph-rsid="00338072" style:font-size-asian="11pt" style:font-size-complex="11pt"/>
    </style:style>
    <style:style style:name="P13" style:family="paragraph" style:parent-style-name="Quotations">
      <style:text-properties style:font-name="Liberation Serif" fo:font-size="9pt" officeooo:paragraph-rsid="00338072" style:font-size-asian="9pt" style:font-size-complex="9pt"/>
    </style:style>
    <style:style style:name="P14" style:family="paragraph" style:parent-style-name="Quotations">
      <style:paragraph-properties fo:margin-left="0cm" fo:margin-right="1cm" fo:text-indent="0cm" style:auto-text-indent="false"/>
      <style:text-properties officeooo:paragraph-rsid="0048cf16"/>
    </style:style>
    <style:style style:name="P15" style:family="paragraph" style:parent-style-name="Quotations">
      <style:paragraph-properties fo:margin-left="0cm" fo:margin-right="1cm" fo:text-indent="0cm" style:auto-text-indent="false"/>
      <style:text-properties style:font-name="Liberation Serif" officeooo:rsid="0016a516" officeooo:paragraph-rsid="0048cf16"/>
    </style:style>
    <style:style style:name="P16" style:family="paragraph" style:parent-style-name="Quotations">
      <style:paragraph-properties fo:margin-left="0cm" fo:margin-right="1cm" fo:text-indent="0cm" style:auto-text-indent="false"/>
      <style:text-properties style:font-name="Liberation Serif" officeooo:paragraph-rsid="0048cf16"/>
    </style:style>
    <style:style style:name="P17" style:family="paragraph" style:parent-style-name="Quotations">
      <style:paragraph-properties fo:margin-left="0cm" fo:margin-right="1cm" fo:text-indent="0cm" style:auto-text-indent="false"/>
      <style:text-properties style:font-name="Liberation Serif" officeooo:rsid="0016c1fd" officeooo:paragraph-rsid="0048cf16"/>
    </style:style>
    <style:style style:name="P18" style:family="paragraph" style:parent-style-name="Quotations">
      <style:paragraph-properties fo:margin-left="0cm" fo:margin-right="1cm" fo:text-indent="0cm" style:auto-text-indent="false"/>
      <style:text-properties style:font-name="Liberation Serif" fo:font-size="11pt" officeooo:paragraph-rsid="0048cf16" style:font-size-asian="11pt" style:font-size-complex="11pt"/>
    </style:style>
    <style:style style:name="P19" style:family="paragraph" style:parent-style-name="Quotations">
      <style:paragraph-properties fo:margin-left="0cm" fo:margin-right="1cm" fo:text-indent="0cm" style:auto-text-indent="false"/>
      <style:text-properties officeooo:paragraph-rsid="0050035f"/>
    </style:style>
    <style:style style:name="P20" style:family="paragraph" style:parent-style-name="Quotations">
      <style:paragraph-properties fo:margin-left="0cm" fo:margin-right="1cm" fo:text-indent="0cm" style:auto-text-indent="false"/>
      <style:text-properties officeooo:rsid="005850b6" officeooo:paragraph-rsid="005850b6"/>
    </style:style>
    <style:style style:name="P21" style:family="paragraph" style:parent-style-name="Quotations" style:list-style-name="L2">
      <style:paragraph-properties fo:margin-left="0cm" fo:margin-right="1cm" fo:text-indent="0cm" style:auto-text-indent="false"/>
      <style:text-properties style:font-name="Liberation Serif" fo:font-size="11pt" officeooo:paragraph-rsid="005a563c" style:font-size-asian="11pt" style:font-size-complex="11pt"/>
    </style:style>
    <style:style style:name="P22" style:family="paragraph" style:parent-style-name="Horizontal_20_Line">
      <style:text-properties style:font-name="Liberation Serif" fo:font-size="11pt" style:font-size-asian="11pt" style:font-size-complex="11pt"/>
    </style:style>
    <style:style style:name="P23" style:family="paragraph" style:parent-style-name="Horizontal_20_Line">
      <style:text-properties style:font-name="Liberation Serif" fo:font-size="11pt" officeooo:paragraph-rsid="0050035f" style:font-size-asian="11pt" style:font-size-complex="11pt"/>
    </style:style>
    <style:style style:name="P24" style:family="paragraph" style:parent-style-name="Horizontal_20_Line">
      <style:text-properties style:font-name="Liberation Serif" fo:font-size="11pt" officeooo:paragraph-rsid="0056a96c" style:font-size-asian="11pt" style:font-size-complex="11pt"/>
    </style:style>
    <style:style style:name="P25" style:family="paragraph" style:parent-style-name="Horizontal_20_Line">
      <style:text-properties style:font-name="Liberation Serif" fo:font-size="11pt" officeooo:paragraph-rsid="0059cecb" style:font-size-asian="11pt" style:font-size-complex="11pt"/>
    </style:style>
    <style:style style:name="P26" style:family="paragraph" style:parent-style-name="Heading_20_1">
      <style:text-properties style:font-name="Clear Sans" fo:font-size="11pt" fo:font-weight="normal" officeooo:rsid="001328a0" officeooo:paragraph-rsid="001328a0" style:font-size-asian="11pt" style:font-weight-asian="normal" style:font-size-complex="11pt" style:font-weight-complex="normal"/>
    </style:style>
    <style:style style:name="P27" style:family="paragraph" style:parent-style-name="Heading_20_1">
      <style:paragraph-properties fo:text-align="end" style:justify-single-word="false"/>
      <style:text-properties style:font-name="Clear Sans" fo:font-size="10pt" fo:font-weight="normal" officeooo:rsid="001328a0" officeooo:paragraph-rsid="001328a0" style:font-size-asian="10pt" style:font-weight-asian="normal" style:font-size-complex="10pt" style:font-weight-complex="normal"/>
    </style:style>
    <style:style style:name="P28" style:family="paragraph" style:parent-style-name="Heading_20_2">
      <style:text-properties style:font-name="Clear Sans" fo:font-size="11pt" style:font-size-asian="11pt" style:font-size-complex="11pt"/>
    </style:style>
    <style:style style:name="P29" style:family="paragraph" style:parent-style-name="Text_20_body">
      <style:text-properties style:font-name="Linux Libertine G" fo:font-size="11pt" style:font-size-asian="11pt" style:font-size-complex="11pt"/>
    </style:style>
    <style:style style:name="P30" style:family="paragraph" style:parent-style-name="Text_20_body" style:list-style-name="L3"/>
    <style:style style:name="P31" style:family="paragraph" style:parent-style-name="Text_20_body" style:list-style-name="L3">
      <style:text-properties officeooo:paragraph-rsid="005ac195"/>
    </style:style>
    <style:style style:name="P32" style:family="paragraph" style:parent-style-name="Text_20_body">
      <style:text-properties style:font-name="Liberation Serif"/>
    </style:style>
    <style:style style:name="P33" style:family="paragraph" style:parent-style-name="Text_20_body">
      <style:text-properties style:font-name="Liberation Serif" fo:font-size="11pt" style:font-size-asian="11pt" style:font-size-complex="11pt"/>
    </style:style>
    <style:style style:name="P34" style:family="paragraph" style:parent-style-name="Text_20_body" style:list-style-name="L2">
      <style:text-properties style:font-name="Liberation Serif" fo:font-size="11pt" officeooo:paragraph-rsid="005850b6" style:font-size-asian="11pt" style:font-size-complex="11pt"/>
    </style:style>
    <style:style style:name="P35" style:family="paragraph" style:parent-style-name="Text_20_body">
      <style:text-properties style:font-name="Liberation Serif" fo:font-size="11pt" officeooo:paragraph-rsid="0055c4f2" style:font-size-asian="11pt" style:font-size-complex="11pt"/>
    </style:style>
    <style:style style:name="P36" style:family="paragraph" style:parent-style-name="Text_20_body">
      <style:text-properties style:font-name="Liberation Serif" fo:font-size="11pt" officeooo:rsid="0056a96c" officeooo:paragraph-rsid="0056a96c" style:font-size-asian="11pt" style:font-size-complex="11pt"/>
    </style:style>
    <style:style style:name="P37" style:family="paragraph" style:parent-style-name="Text_20_body">
      <style:text-properties style:font-name="Liberation Serif" officeooo:paragraph-rsid="0023006c"/>
    </style:style>
    <style:style style:name="P38" style:family="paragraph" style:parent-style-name="Text_20_body">
      <style:text-properties style:font-name="Liberation Serif" officeooo:rsid="002730ad" officeooo:paragraph-rsid="002a48af"/>
    </style:style>
    <style:style style:name="P39" style:family="paragraph" style:parent-style-name="Text_20_body">
      <style:text-properties style:font-name="Liberation Serif" officeooo:paragraph-rsid="0030a14c"/>
    </style:style>
    <style:style style:name="P40" style:family="paragraph" style:parent-style-name="Text_20_body">
      <style:text-properties style:font-name="Liberation Serif" officeooo:paragraph-rsid="006175eb"/>
    </style:style>
    <style:style style:name="P41" style:family="paragraph" style:parent-style-name="Text_20_body">
      <style:text-properties officeooo:paragraph-rsid="004b0e1c"/>
    </style:style>
    <style:style style:name="P42" style:family="paragraph" style:parent-style-name="Text_20_body" style:list-style-name="L1">
      <style:paragraph-properties fo:margin-top="0cm" fo:margin-bottom="0cm" loext:contextual-spacing="false"/>
    </style:style>
    <style:style style:name="P43" style:family="paragraph" style:parent-style-name="Text_20_body" style:list-style-name="L1">
      <style:paragraph-properties fo:margin-top="0cm" fo:margin-bottom="0cm" loext:contextual-spacing="false"/>
      <style:text-properties officeooo:paragraph-rsid="0056a96c"/>
    </style:style>
    <style:style style:name="P44" style:family="paragraph" style:parent-style-name="Text_20_body">
      <style:paragraph-properties fo:margin-top="0cm" fo:margin-bottom="0cm" loext:contextual-spacing="false"/>
      <style:text-properties style:font-name="Liberation Serif" fo:font-size="11pt" officeooo:paragraph-rsid="0050035f" style:font-size-asian="11pt" style:font-size-complex="11pt"/>
    </style:style>
    <style:style style:name="P45" style:family="paragraph" style:parent-style-name="Text_20_body" style:list-style-name="L2">
      <style:paragraph-properties fo:margin-top="0cm" fo:margin-bottom="0cm" loext:contextual-spacing="false"/>
      <style:text-properties style:font-name="Liberation Serif" fo:font-size="11pt" officeooo:paragraph-rsid="005a563c" style:font-size-asian="11pt" style:font-size-complex="11pt"/>
    </style:style>
    <style:style style:name="P46" style:family="paragraph" style:parent-style-name="Text_20_body">
      <style:paragraph-properties fo:margin-top="0cm" fo:margin-bottom="0cm" loext:contextual-spacing="false"/>
      <style:text-properties style:font-name="Liberation Serif" fo:font-size="11pt" officeooo:paragraph-rsid="005a563c" style:font-size-asian="11pt" style:font-size-complex="11pt"/>
    </style:style>
    <style:style style:name="P47" style:family="paragraph" style:parent-style-name="Text_20_body">
      <style:paragraph-properties fo:margin-top="0cm" fo:margin-bottom="0cm" loext:contextual-spacing="false"/>
      <style:text-properties officeooo:paragraph-rsid="0056a96c"/>
    </style:style>
    <style:style style:name="P48" style:family="paragraph" style:parent-style-name="Text_20_body">
      <style:paragraph-properties fo:margin-left="1.251cm" fo:margin-right="0cm" fo:text-indent="0cm" style:auto-text-indent="false"/>
      <style:text-properties style:font-name="Liberation Serif" fo:font-size="11pt" fo:font-style="italic" officeooo:rsid="0023006c" officeooo:paragraph-rsid="0023006c" style:font-size-asian="11pt" style:font-style-asian="italic" style:font-size-complex="11pt" style:font-style-complex="italic"/>
    </style:style>
    <style:style style:name="P49" style:family="paragraph" style:parent-style-name="Text_20_body">
      <style:paragraph-properties fo:margin-left="1.251cm" fo:margin-right="0cm" fo:text-indent="0cm" style:auto-text-indent="false"/>
      <style:text-properties style:font-name="Liberation Serif" fo:font-size="9pt" fo:font-style="normal" officeooo:rsid="0039527e" officeooo:paragraph-rsid="0039527e" style:font-size-asian="9pt" style:font-style-asian="normal" style:font-size-complex="9pt" style:font-style-complex="normal"/>
    </style:style>
    <style:style style:name="T1" style:family="text">
      <style:text-properties fo:font-size="11pt" style:font-size-asian="11pt" style:font-size-complex="11pt"/>
    </style:style>
    <style:style style:name="T2" style:family="text">
      <style:text-properties fo:font-size="11pt" officeooo:rsid="0008654a" style:font-size-asian="11pt" style:font-size-complex="11pt"/>
    </style:style>
    <style:style style:name="T3" style:family="text">
      <style:text-properties fo:font-size="11pt" officeooo:rsid="000ee6fc" style:font-size-asian="11pt" style:font-size-complex="11pt"/>
    </style:style>
    <style:style style:name="T4" style:family="text">
      <style:text-properties fo:font-size="11pt" officeooo:rsid="001328a0" style:font-size-asian="11pt" style:font-size-complex="11pt"/>
    </style:style>
    <style:style style:name="T5" style:family="text">
      <style:text-properties fo:font-size="11pt" officeooo:rsid="0014eeb5" style:font-size-asian="11pt" style:font-size-complex="11pt"/>
    </style:style>
    <style:style style:name="T6" style:family="text">
      <style:text-properties fo:font-size="11pt" officeooo:rsid="0016c1fd" style:font-size-asian="11pt" style:font-size-complex="11pt"/>
    </style:style>
    <style:style style:name="T7" style:family="text">
      <style:text-properties fo:font-size="11pt" officeooo:rsid="001a41e8" style:font-size-asian="11pt" style:font-size-complex="11pt"/>
    </style:style>
    <style:style style:name="T8" style:family="text">
      <style:text-properties fo:font-size="11pt" officeooo:rsid="0024af60" style:font-size-asian="11pt" style:font-size-complex="11pt"/>
    </style:style>
    <style:style style:name="T9" style:family="text">
      <style:text-properties fo:font-size="11pt" officeooo:rsid="002730ad" style:font-size-asian="11pt" style:font-size-complex="11pt"/>
    </style:style>
    <style:style style:name="T10" style:family="text">
      <style:text-properties fo:font-size="11pt" officeooo:rsid="0026f571" style:font-size-asian="11pt" style:font-size-complex="11pt"/>
    </style:style>
    <style:style style:name="T11" style:family="text">
      <style:text-properties fo:font-size="11pt" officeooo:rsid="00291a6c" style:font-size-asian="11pt" style:font-size-complex="11pt"/>
    </style:style>
    <style:style style:name="T12" style:family="text">
      <style:text-properties fo:font-size="11pt" officeooo:rsid="002a48af" style:font-size-asian="11pt" style:font-size-complex="11pt"/>
    </style:style>
    <style:style style:name="T13" style:family="text">
      <style:text-properties fo:font-size="11pt" officeooo:rsid="0031465c" style:font-size-asian="11pt" style:font-size-complex="11pt"/>
    </style:style>
    <style:style style:name="T14" style:family="text">
      <style:text-properties fo:font-size="11pt" officeooo:rsid="003e05a3" style:font-size-asian="11pt" style:font-size-complex="11pt"/>
    </style:style>
    <style:style style:name="T15" style:family="text">
      <style:text-properties fo:font-size="11pt" officeooo:rsid="003f6f00" style:font-size-asian="11pt" style:font-size-complex="11pt"/>
    </style:style>
    <style:style style:name="T16" style:family="text">
      <style:text-properties fo:font-size="11pt" officeooo:rsid="0048cf16" style:font-size-asian="11pt" style:font-size-complex="11pt"/>
    </style:style>
    <style:style style:name="T17" style:family="text">
      <style:text-properties fo:font-size="11pt" officeooo:rsid="005850b6" style:font-size-asian="11pt" style:font-size-complex="11pt"/>
    </style:style>
    <style:style style:name="T18" style:family="text">
      <style:text-properties fo:font-size="11pt" officeooo:rsid="0060f74c" style:font-size-asian="11pt" style:font-size-complex="11pt"/>
    </style:style>
    <style:style style:name="T19" style:family="text">
      <style:text-properties fo:font-size="11pt" officeooo:rsid="00620cfa" style:font-size-asian="11pt" style:font-size-complex="11pt"/>
    </style:style>
    <style:style style:name="T20" style:family="text">
      <style:text-properties fo:font-size="11pt" fo:font-style="italic" style:font-size-asian="11pt" style:font-style-asian="italic" style:font-size-complex="11pt" style:font-style-complex="italic"/>
    </style:style>
    <style:style style:name="T21" style:family="text">
      <style:text-properties fo:font-size="11pt" fo:font-style="italic" officeooo:rsid="0014eeb5" style:font-size-asian="11pt" style:font-style-asian="italic" style:font-size-complex="11pt" style:font-style-complex="italic"/>
    </style:style>
    <style:style style:name="T22" style:family="text">
      <style:text-properties fo:font-size="11pt" fo:font-style="italic" officeooo:rsid="0016c1fd" style:font-size-asian="11pt" style:font-style-asian="italic" style:font-size-complex="11pt" style:font-style-complex="italic"/>
    </style:style>
    <style:style style:name="T23" style:family="text">
      <style:text-properties fo:font-size="11pt" fo:font-style="italic" officeooo:rsid="001a41e8" style:font-size-asian="11pt" style:font-style-asian="italic" style:font-size-complex="11pt" style:font-style-complex="italic"/>
    </style:style>
    <style:style style:name="T24" style:family="text">
      <style:text-properties fo:font-size="11pt" fo:font-style="italic" officeooo:rsid="002a48af" style:font-size-asian="11pt" style:font-style-asian="italic" style:font-size-complex="11pt" style:font-style-complex="italic"/>
    </style:style>
    <style:style style:name="T25" style:family="text">
      <style:text-properties fo:font-size="11pt" fo:font-style="italic" officeooo:rsid="0030a14c" style:font-size-asian="11pt" style:font-style-asian="italic" style:font-size-complex="11pt" style:font-style-complex="italic"/>
    </style:style>
    <style:style style:name="T26" style:family="text">
      <style:text-properties fo:font-size="11pt" fo:font-style="italic" officeooo:rsid="0060f74c" style:font-size-asian="11pt" style:font-style-asian="italic" style:font-size-complex="11pt" style:font-style-complex="italic"/>
    </style:style>
    <style:style style:name="T27" style:family="text">
      <style:text-properties fo:font-size="11pt" fo:font-style="italic" officeooo:rsid="006175eb" style:font-size-asian="11pt" style:font-style-asian="italic" style:font-size-complex="11pt" style:font-style-complex="italic"/>
    </style:style>
    <style:style style:name="T28" style:family="text">
      <style:text-properties fo:font-size="11pt" fo:font-weight="bold" style:font-size-asian="11pt" style:font-weight-asian="bold" style:font-size-complex="11pt" style:font-weight-complex="bold"/>
    </style:style>
    <style:style style:name="T29" style:family="text">
      <style:text-properties fo:font-size="11pt" fo:font-weight="bold" officeooo:rsid="0016c1fd" style:font-size-asian="11pt" style:font-weight-asian="bold" style:font-size-complex="11pt" style:font-weight-complex="bold"/>
    </style:style>
    <style:style style:name="T30" style:family="text">
      <style:text-properties fo:font-size="11pt" fo:font-weight="bold" officeooo:rsid="00291a6c" style:font-size-asian="11pt" style:font-weight-asian="bold" style:font-size-complex="11pt" style:font-weight-complex="bold"/>
    </style:style>
    <style:style style:name="T31" style:family="text">
      <style:text-properties fo:font-size="11pt" fo:font-style="normal" officeooo:rsid="001ac9d5" style:font-size-asian="11pt" style:font-style-asian="normal" style:font-size-complex="11pt" style:font-style-complex="normal"/>
    </style:style>
    <style:style style:name="T32" style:family="text">
      <style:text-properties fo:font-size="11pt" fo:font-style="normal" officeooo:rsid="001c51c6" style:font-size-asian="11pt" style:font-style-asian="normal" style:font-size-complex="11pt" style:font-style-complex="normal"/>
    </style:style>
    <style:style style:name="T33" style:family="text">
      <style:text-properties fo:font-size="11pt" fo:font-style="normal" officeooo:rsid="001e7bca" style:font-size-asian="11pt" style:font-style-asian="normal" style:font-size-complex="11pt" style:font-style-complex="normal"/>
    </style:style>
    <style:style style:name="T34" style:family="text">
      <style:text-properties fo:font-size="11pt" fo:font-style="normal" officeooo:rsid="002a48af" style:font-size-asian="11pt" style:font-style-asian="normal" style:font-size-complex="11pt" style:font-style-complex="normal"/>
    </style:style>
    <style:style style:name="T35" style:family="text">
      <style:text-properties fo:font-size="11pt" fo:font-style="normal" officeooo:rsid="0030a14c" style:font-size-asian="11pt" style:font-style-asian="normal" style:font-size-complex="11pt" style:font-style-complex="normal"/>
    </style:style>
    <style:style style:name="T36" style:family="text">
      <style:text-properties fo:font-size="11pt" fo:font-style="normal" officeooo:rsid="0031465c" style:font-size-asian="11pt" style:font-style-asian="normal" style:font-size-complex="11pt" style:font-style-complex="normal"/>
    </style:style>
    <style:style style:name="T37" style:family="text">
      <style:text-properties fo:font-size="11pt" fo:font-style="normal" officeooo:rsid="00330a37" style:font-size-asian="11pt" style:font-style-asian="normal" style:font-size-complex="11pt" style:font-style-complex="normal"/>
    </style:style>
    <style:style style:name="T38" style:family="text">
      <style:text-properties fo:font-size="11pt" fo:font-style="normal" officeooo:rsid="0049d8e3" style:font-size-asian="11pt" style:font-style-asian="normal" style:font-size-complex="11pt" style:font-style-complex="normal"/>
    </style:style>
    <style:style style:name="T39" style:family="text">
      <style:text-properties fo:font-size="11pt" fo:font-style="normal" officeooo:rsid="004ee865" style:font-size-asian="11pt" style:font-style-asian="normal" style:font-size-complex="11pt" style:font-style-complex="normal"/>
    </style:style>
    <style:style style:name="T40" style:family="text">
      <style:text-properties fo:font-size="11pt" fo:font-style="normal" officeooo:rsid="006175eb" style:font-size-asian="11pt" style:font-style-asian="normal" style:font-size-complex="11pt" style:font-style-complex="normal"/>
    </style:style>
    <style:style style:name="T41" style:family="text">
      <style:text-properties fo:font-size="11pt" fo:font-style="normal" officeooo:rsid="00620615" style:font-size-asian="11pt" style:font-style-asian="normal" style:font-size-complex="11pt" style:font-style-complex="normal"/>
    </style:style>
    <style:style style:name="T42" style:family="text">
      <style:text-properties fo:font-size="11pt" fo:font-weight="normal" officeooo:rsid="0016c1fd" style:font-size-asian="11pt" style:font-weight-asian="normal" style:font-size-complex="11pt" style:font-weight-complex="normal"/>
    </style:style>
    <style:style style:name="T43" style:family="text">
      <style:text-properties fo:font-style="italic" style:font-style-asian="italic" style:font-style-complex="italic"/>
    </style:style>
    <style:style style:name="T44" style:family="text">
      <style:text-properties fo:font-style="italic" officeooo:rsid="00434133" style:font-style-asian="italic" style:font-style-complex="italic"/>
    </style:style>
    <style:style style:name="T45" style:family="text">
      <style:text-properties fo:font-style="italic" officeooo:rsid="00330a37" style:font-style-asian="italic" style:font-style-complex="italic"/>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fo:font-style="normal" style:text-underline-style="solid" style:text-underline-width="auto" style:text-underline-color="font-color" officeooo:rsid="00338072" style:font-style-asian="normal" style:font-style-complex="normal"/>
    </style:style>
    <style:style style:name="T48" style:family="text">
      <style:text-properties fo:font-style="normal" officeooo:rsid="001ac9d5" style:font-style-asian="normal" style:font-style-complex="normal"/>
    </style:style>
    <style:style style:name="T49" style:family="text">
      <style:text-properties fo:font-style="normal" officeooo:rsid="002047f5" style:font-style-asian="normal" style:font-style-complex="normal"/>
    </style:style>
    <style:style style:name="T50" style:family="text">
      <style:text-properties fo:font-style="normal" officeooo:rsid="00330a37" style:font-style-asian="normal" style:font-style-complex="normal"/>
    </style:style>
    <style:style style:name="T51" style:family="text">
      <style:text-properties fo:font-style="normal" officeooo:rsid="0053cb26" style:font-style-asian="normal" style:font-style-complex="normal"/>
    </style:style>
    <style:style style:name="T52" style:family="text">
      <style:text-properties fo:font-style="normal" fo:font-weight="bold" officeooo:rsid="001ac9d5" style:font-style-asian="normal" style:font-weight-asian="bold" style:font-style-complex="normal" style:font-weight-complex="bold"/>
    </style:style>
    <style:style style:name="T53" style:family="text">
      <style:text-properties officeooo:rsid="0013cc1c"/>
    </style:style>
    <style:style style:name="T54" style:family="text">
      <style:text-properties officeooo:rsid="0024af60"/>
    </style:style>
    <style:style style:name="T55" style:family="text">
      <style:text-properties officeooo:rsid="002730ad"/>
    </style:style>
    <style:style style:name="T56" style:family="text">
      <style:text-properties officeooo:rsid="00291a6c"/>
    </style:style>
    <style:style style:name="T57" style:family="text">
      <style:text-properties officeooo:rsid="0031ea4b"/>
    </style:style>
    <style:style style:name="T58" style:family="text">
      <style:text-properties officeooo:rsid="00429ac4"/>
    </style:style>
    <style:style style:name="T59" style:family="text">
      <style:text-properties officeooo:rsid="00434133"/>
    </style:style>
    <style:style style:name="T60" style:family="text">
      <style:text-properties officeooo:rsid="00448273"/>
    </style:style>
    <style:style style:name="T61" style:family="text">
      <style:text-properties fo:font-size="10pt" fo:font-style="italic" style:font-size-asian="10pt" style:font-style-asian="italic" style:font-size-complex="10pt" style:font-style-complex="italic"/>
    </style:style>
    <style:style style:name="T62" style:family="text">
      <style:text-properties style:font-name="Liberation Serif"/>
    </style:style>
    <style:style style:name="T63" style:family="text">
      <style:text-properties style:font-name="Liberation Serif" fo:font-size="11pt" style:font-size-asian="11pt" style:font-size-complex="11pt"/>
    </style:style>
    <style:style style:name="T64" style:family="text">
      <style:text-properties style:font-name="Liberation Serif" fo:font-size="11pt" officeooo:rsid="001328a0" style:font-size-asian="11pt" style:font-size-complex="11pt"/>
    </style:style>
    <style:style style:name="T65" style:family="text">
      <style:text-properties style:font-name="Liberation Serif" fo:font-size="11pt" officeooo:rsid="00376469" style:font-size-asian="11pt" style:font-size-complex="11pt"/>
    </style:style>
    <style:style style:name="T66" style:family="text">
      <style:text-properties style:font-name="Liberation Serif" fo:font-size="11pt" officeooo:rsid="002ed377" style:font-size-asian="11pt" style:font-size-complex="11pt"/>
    </style:style>
    <style:style style:name="T67" style:family="text">
      <style:text-properties style:font-name="Liberation Serif" fo:font-size="11pt" officeooo:rsid="003784c9" style:font-size-asian="11pt" style:font-size-complex="11pt"/>
    </style:style>
    <style:style style:name="T68" style:family="text">
      <style:text-properties style:font-name="Liberation Serif" fo:font-size="11pt" officeooo:rsid="002e344b" style:font-size-asian="11pt" style:font-size-complex="11pt"/>
    </style:style>
    <style:style style:name="T69" style:family="text">
      <style:text-properties style:font-name="Liberation Serif" fo:font-size="11pt" officeooo:rsid="0023006c" style:font-size-asian="11pt" style:font-size-complex="11pt"/>
    </style:style>
    <style:style style:name="T70" style:family="text">
      <style:text-properties style:font-name="Liberation Serif" fo:font-size="11pt" officeooo:rsid="002b11d7" style:font-size-asian="11pt" style:font-size-complex="11pt"/>
    </style:style>
    <style:style style:name="T71" style:family="text">
      <style:text-properties style:font-name="Liberation Serif" fo:font-size="11pt" officeooo:rsid="0024af60" style:font-size-asian="11pt" style:font-size-complex="11pt"/>
    </style:style>
    <style:style style:name="T72" style:family="text">
      <style:text-properties style:font-name="Liberation Serif" fo:font-size="11pt" officeooo:rsid="0014eeb5" style:font-size-asian="11pt" style:font-size-complex="11pt"/>
    </style:style>
    <style:style style:name="T73" style:family="text">
      <style:text-properties style:font-name="Liberation Serif" fo:font-size="11pt" officeooo:rsid="0016a516" style:font-size-asian="11pt" style:font-size-complex="11pt"/>
    </style:style>
    <style:style style:name="T74" style:family="text">
      <style:text-properties style:font-name="Liberation Serif" fo:font-size="11pt" officeooo:rsid="0016c1fd" style:font-size-asian="11pt" style:font-size-complex="11pt"/>
    </style:style>
    <style:style style:name="T75" style:family="text">
      <style:text-properties style:font-name="Liberation Serif" fo:font-size="11pt" officeooo:rsid="003c6dae" style:font-size-asian="11pt" style:font-size-complex="11pt"/>
    </style:style>
    <style:style style:name="T76" style:family="text">
      <style:text-properties style:font-name="Liberation Serif" fo:font-size="11pt" officeooo:rsid="004050a2" style:font-size-asian="11pt" style:font-size-complex="11pt"/>
    </style:style>
    <style:style style:name="T77" style:family="text">
      <style:text-properties style:font-name="Liberation Serif" fo:font-size="11pt" officeooo:rsid="004b0e1c" style:font-size-asian="11pt" style:font-size-complex="11pt"/>
    </style:style>
    <style:style style:name="T78" style:family="text">
      <style:text-properties style:font-name="Liberation Serif" fo:font-size="11pt" officeooo:rsid="004c16d9" style:font-size-asian="11pt" style:font-size-complex="11pt"/>
    </style:style>
    <style:style style:name="T79" style:family="text">
      <style:text-properties style:font-name="Liberation Serif" fo:font-size="11pt" officeooo:rsid="004c54a6" style:font-size-asian="11pt" style:font-size-complex="11pt"/>
    </style:style>
    <style:style style:name="T80" style:family="text">
      <style:text-properties style:font-name="Liberation Serif" fo:font-size="11pt" officeooo:rsid="004e62a7" style:font-size-asian="11pt" style:font-size-complex="11pt"/>
    </style:style>
    <style:style style:name="T81" style:family="text">
      <style:text-properties style:font-name="Liberation Serif" fo:font-size="11pt" officeooo:rsid="004ee865" style:font-size-asian="11pt" style:font-size-complex="11pt"/>
    </style:style>
    <style:style style:name="T82" style:family="text">
      <style:text-properties style:font-name="Liberation Serif" fo:font-size="11pt" officeooo:rsid="0050035f" style:font-size-asian="11pt" style:font-size-complex="11pt"/>
    </style:style>
    <style:style style:name="T83" style:family="text">
      <style:text-properties style:font-name="Liberation Serif" fo:font-size="11pt" officeooo:rsid="00527682" style:font-size-asian="11pt" style:font-size-complex="11pt"/>
    </style:style>
    <style:style style:name="T84" style:family="text">
      <style:text-properties style:font-name="Liberation Serif" fo:font-size="11pt" officeooo:rsid="0056b135" style:font-size-asian="11pt" style:font-size-complex="11pt"/>
    </style:style>
    <style:style style:name="T85" style:family="text">
      <style:text-properties style:font-name="Liberation Serif" fo:font-size="11pt" officeooo:rsid="005850b6" style:font-size-asian="11pt" style:font-size-complex="11pt"/>
    </style:style>
    <style:style style:name="T86" style:family="text">
      <style:text-properties style:font-name="Liberation Serif" fo:font-size="11pt" officeooo:rsid="0058c9b8" style:font-size-asian="11pt" style:font-size-complex="11pt"/>
    </style:style>
    <style:style style:name="T87" style:family="text">
      <style:text-properties style:font-name="Liberation Serif" fo:font-size="11pt" officeooo:rsid="00590f10" style:font-size-asian="11pt" style:font-size-complex="11pt"/>
    </style:style>
    <style:style style:name="T88" style:family="text">
      <style:text-properties style:font-name="Liberation Serif" fo:font-size="11pt" officeooo:rsid="005953b9" style:font-size-asian="11pt" style:font-size-complex="11pt"/>
    </style:style>
    <style:style style:name="T89" style:family="text">
      <style:text-properties style:font-name="Liberation Serif" fo:font-size="11pt" officeooo:rsid="0060f74c" style:font-size-asian="11pt" style:font-size-complex="11pt"/>
    </style:style>
    <style:style style:name="T90" style:family="text">
      <style:text-properties style:font-name="Liberation Serif" fo:font-size="11pt" officeooo:rsid="00620cfa" style:font-size-asian="11pt" style:font-size-complex="11pt"/>
    </style:style>
    <style:style style:name="T91" style:family="text">
      <style:text-properties style:font-name="Liberation Serif" fo:font-size="11pt" fo:font-style="italic" style:font-size-asian="11pt" style:font-style-asian="italic" style:font-size-complex="11pt" style:font-style-complex="italic"/>
    </style:style>
    <style:style style:name="T92" style:family="text">
      <style:text-properties style:font-name="Liberation Serif" fo:font-size="11pt" fo:font-style="italic" officeooo:rsid="002ed377" style:font-size-asian="11pt" style:font-style-asian="italic" style:font-size-complex="11pt" style:font-style-complex="italic"/>
    </style:style>
    <style:style style:name="T93" style:family="text">
      <style:text-properties style:font-name="Liberation Serif" fo:font-size="11pt" fo:font-style="italic" officeooo:rsid="002e344b" style:font-size-asian="11pt" style:font-style-asian="italic" style:font-size-complex="11pt" style:font-style-complex="italic"/>
    </style:style>
    <style:style style:name="T94" style:family="text">
      <style:text-properties style:font-name="Liberation Serif" fo:font-size="11pt" fo:font-style="italic" officeooo:rsid="002b11d7" style:font-size-asian="11pt" style:font-style-asian="italic" style:font-size-complex="11pt" style:font-style-complex="italic"/>
    </style:style>
    <style:style style:name="T95" style:family="text">
      <style:text-properties style:font-name="Liberation Serif" fo:font-size="11pt" fo:font-style="italic" officeooo:rsid="004050a2" style:font-size-asian="11pt" style:font-style-asian="italic" style:font-size-complex="11pt" style:font-style-complex="italic"/>
    </style:style>
    <style:style style:name="T96" style:family="text">
      <style:text-properties style:font-name="Liberation Serif" fo:font-size="11pt" fo:font-style="italic" officeooo:rsid="004b0e1c" style:font-size-asian="11pt" style:font-style-asian="italic" style:font-size-complex="11pt" style:font-style-complex="italic"/>
    </style:style>
    <style:style style:name="T97" style:family="text">
      <style:text-properties style:font-name="Liberation Serif" fo:font-size="11pt" fo:font-style="italic" officeooo:rsid="0058c9b8" style:font-size-asian="11pt" style:font-style-asian="italic" style:font-size-complex="11pt" style:font-style-complex="italic"/>
    </style:style>
    <style:style style:name="T98" style:family="text">
      <style:text-properties style:font-name="Liberation Serif" fo:font-size="11pt" fo:font-style="italic" officeooo:rsid="00620cfa" style:font-size-asian="11pt" style:font-style-asian="italic" style:font-size-complex="11pt" style:font-style-complex="italic"/>
    </style:style>
    <style:style style:name="T99" style:family="text">
      <style:text-properties style:font-name="Liberation Serif" fo:font-size="11pt" fo:font-style="italic" fo:font-weight="normal" officeooo:rsid="00590f10" style:font-size-asian="11pt" style:font-style-asian="italic" style:font-weight-asian="normal" style:font-size-complex="11pt" style:font-style-complex="italic" style:font-weight-complex="normal"/>
    </style:style>
    <style:style style:name="T100" style:family="text">
      <style:text-properties style:font-name="Liberation Serif" fo:font-size="11pt" fo:font-weight="bold" style:font-size-asian="11pt" style:font-weight-asian="bold" style:font-size-complex="11pt" style:font-weight-complex="bold"/>
    </style:style>
    <style:style style:name="T101" style:family="text">
      <style:text-properties style:font-name="Liberation Serif" fo:font-size="11pt" fo:font-weight="bold" officeooo:rsid="005850b6" style:font-size-asian="11pt" style:font-weight-asian="bold" style:font-size-complex="11pt" style:font-weight-complex="bold"/>
    </style:style>
    <style:style style:name="T102" style:family="text">
      <style:text-properties style:font-name="Liberation Serif" fo:font-size="11pt" fo:font-style="normal" style:font-size-asian="11pt" style:font-style-asian="normal" style:font-size-complex="11pt" style:font-style-complex="normal"/>
    </style:style>
    <style:style style:name="T103" style:family="text">
      <style:text-properties style:font-name="Liberation Serif" fo:font-size="11pt" fo:font-style="normal" officeooo:rsid="002cee45" style:font-size-asian="11pt" style:font-style-asian="normal" style:font-size-complex="11pt" style:font-style-complex="normal"/>
    </style:style>
    <style:style style:name="T104" style:family="text">
      <style:text-properties style:font-name="Liberation Serif" fo:font-size="11pt" fo:font-style="normal" officeooo:rsid="002ed377" style:font-size-asian="11pt" style:font-style-asian="normal" style:font-size-complex="11pt" style:font-style-complex="normal"/>
    </style:style>
    <style:style style:name="T105" style:family="text">
      <style:text-properties style:font-name="Liberation Serif" fo:font-size="11pt" fo:font-style="normal" officeooo:rsid="000ee6fc" style:font-size-asian="11pt" style:font-style-asian="normal" style:font-size-complex="11pt" style:font-style-complex="normal"/>
    </style:style>
    <style:style style:name="T106" style:family="text">
      <style:text-properties style:font-name="Liberation Serif" fo:font-size="11pt" fo:font-style="normal" officeooo:rsid="002e344b" style:font-size-asian="11pt" style:font-style-asian="normal" style:font-size-complex="11pt" style:font-style-complex="normal"/>
    </style:style>
    <style:style style:name="T107" style:family="text">
      <style:text-properties style:font-name="Liberation Serif" fo:font-size="11pt" fo:font-style="normal" officeooo:rsid="0031465c" style:font-size-asian="11pt" style:font-style-asian="normal" style:font-size-complex="11pt" style:font-style-complex="normal"/>
    </style:style>
    <style:style style:name="T108" style:family="text">
      <style:text-properties style:font-name="Liberation Serif" fo:font-size="11pt" fo:font-style="normal" officeooo:rsid="002b11d7" style:font-size-asian="11pt" style:font-style-asian="normal" style:font-size-complex="11pt" style:font-style-complex="normal"/>
    </style:style>
    <style:style style:name="T109" style:family="text">
      <style:text-properties style:font-name="Liberation Serif" fo:font-size="11pt" fo:font-style="normal" officeooo:rsid="004050a2" style:font-size-asian="11pt" style:font-style-asian="normal" style:font-size-complex="11pt" style:font-style-complex="normal"/>
    </style:style>
    <style:style style:name="T110" style:family="text">
      <style:text-properties style:font-name="Liberation Serif" fo:font-size="11pt" fo:font-style="normal" officeooo:rsid="00527682" style:font-size-asian="11pt" style:font-style-asian="normal" style:font-size-complex="11pt" style:font-style-complex="normal"/>
    </style:style>
    <style:style style:name="T111" style:family="text">
      <style:text-properties style:font-name="Liberation Serif" fo:font-size="11pt" fo:font-style="normal" officeooo:rsid="0056a96c" style:font-size-asian="11pt" style:font-style-asian="normal" style:font-size-complex="11pt" style:font-style-complex="normal"/>
    </style:style>
    <style:style style:name="T112" style:family="text">
      <style:text-properties style:font-name="Liberation Serif" fo:font-size="11pt" fo:font-style="normal" officeooo:rsid="0048cf16" style:font-size-asian="11pt" style:font-style-asian="normal" style:font-size-complex="11pt" style:font-style-complex="normal"/>
    </style:style>
    <style:style style:name="T113" style:family="text">
      <style:text-properties style:font-name="Liberation Serif" fo:font-size="11pt" fo:font-style="normal" officeooo:rsid="0058c9b8" style:font-size-asian="11pt" style:font-style-asian="normal" style:font-size-complex="11pt" style:font-style-complex="normal"/>
    </style:style>
    <style:style style:name="T114" style:family="text">
      <style:text-properties style:font-name="Liberation Serif" fo:font-size="11pt" fo:font-style="normal" officeooo:rsid="00590f10" style:font-size-asian="11pt" style:font-style-asian="normal" style:font-size-complex="11pt" style:font-style-complex="normal"/>
    </style:style>
    <style:style style:name="T115" style:family="text">
      <style:text-properties style:font-name="Liberation Serif" fo:font-size="11pt" fo:font-style="normal" officeooo:rsid="005ac195" style:font-size-asian="11pt" style:font-style-asian="normal" style:font-size-complex="11pt" style:font-style-complex="normal"/>
    </style:style>
    <style:style style:name="T116" style:family="text">
      <style:text-properties style:font-name="Liberation Serif" fo:font-size="11pt" fo:font-style="normal" fo:font-weight="normal" officeooo:rsid="0058c9b8" style:font-size-asian="11pt" style:font-style-asian="normal" style:font-weight-asian="normal" style:font-size-complex="11pt" style:font-style-complex="normal" style:font-weight-complex="normal"/>
    </style:style>
    <style:style style:name="T117" style:family="text">
      <style:text-properties style:font-name="Liberation Serif" fo:font-size="11pt" fo:font-style="normal" style:text-underline-style="none" fo:font-weight="normal" officeooo:rsid="00590f10" style:font-size-asian="11pt" style:font-style-asian="normal" style:font-weight-asian="normal" style:font-size-complex="11pt" style:font-style-complex="normal" style:font-weight-complex="normal"/>
    </style:style>
    <style:style style:name="T118" style:family="text">
      <style:text-properties style:font-name="Liberation Serif" fo:font-size="11pt" fo:font-weight="normal" style:font-size-asian="11pt" style:font-weight-asian="normal" style:font-size-complex="11pt" style:font-weight-complex="normal"/>
    </style:style>
    <style:style style:name="T119" style:family="text">
      <style:text-properties style:font-name="Liberation Serif" fo:font-size="11pt" fo:font-weight="normal" officeooo:rsid="0050035f" style:font-size-asian="11pt" style:font-weight-asian="normal" style:font-size-complex="11pt" style:font-weight-complex="normal"/>
    </style:style>
    <style:style style:name="T120" style:family="text">
      <style:text-properties style:font-name="Liberation Serif" fo:font-size="11pt" fo:font-weight="normal" officeooo:rsid="0055c4f2" style:font-size-asian="11pt" style:font-weight-asian="normal" style:font-size-complex="11pt" style:font-weight-complex="normal"/>
    </style:style>
    <style:style style:name="T121" style:family="text">
      <style:text-properties style:font-name="Liberation Serif" fo:font-size="11pt" fo:font-weight="normal" officeooo:rsid="00590f10" style:font-size-asian="11pt" style:font-weight-asian="normal" style:font-size-complex="11pt" style:font-weight-complex="normal"/>
    </style:style>
    <style:style style:name="T122" style:family="text">
      <style:text-properties style:font-name="Liberation Serif" fo:font-size="11pt" fo:font-weight="normal" officeooo:rsid="005953b9" style:font-size-asian="11pt" style:font-weight-asian="normal" style:font-size-complex="11pt" style:font-weight-complex="normal"/>
    </style:style>
    <style:style style:name="T123" style:family="text">
      <style:text-properties style:font-name="Liberation Serif" fo:font-size="11pt" style:text-underline-style="none" fo:font-weight="normal" officeooo:rsid="00590f10" style:font-size-asian="11pt" style:font-weight-asian="normal" style:font-size-complex="11pt" style:font-weight-complex="normal"/>
    </style:style>
    <style:style style:name="T124" style:family="text">
      <style:text-properties style:font-name="Liberation Serif" officeooo:rsid="00448273"/>
    </style:style>
    <style:style style:name="T125" style:family="text">
      <style:text-properties style:font-name="Liberation Serif" fo:font-style="normal" officeooo:rsid="004e3f4c" style:font-style-asian="normal" style:font-style-complex="normal"/>
    </style:style>
    <style:style style:name="T126" style:family="text">
      <style:text-properties officeooo:rsid="005140b5"/>
    </style:style>
    <style:style style:name="T127" style:family="text">
      <style:text-properties style:font-name="Clear Sans" fo:font-size="11pt" style:font-size-asian="11pt" style:font-size-complex="11pt"/>
    </style:style>
    <style:style style:name="T128" style:family="text">
      <style:text-properties style:font-name="Clear Sans" fo:font-size="10pt" fo:font-style="normal" officeooo:rsid="0056a96c" style:font-size-asian="10pt" style:font-style-asian="normal" style:font-size-complex="10pt" style:font-style-complex="normal"/>
    </style:style>
    <style:style style:name="T129" style:family="text">
      <style:text-properties style:font-name="Clear Sans" fo:font-size="10pt" fo:font-style="normal" officeooo:rsid="005e321b" style:font-size-asian="10pt" style:font-style-asian="normal" style:font-size-complex="10pt" style:font-style-complex="normal"/>
    </style:style>
    <style:style style:name="T130" style:family="text">
      <style:text-properties officeooo:rsid="005a563c"/>
    </style:style>
    <style:style style:name="T131" style:family="text">
      <style:text-properties officeooo:rsid="006677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17/01/2017</text:h>
      <text:h text:style-name="P26" text:outline-level="1">M<text:span text:style-name="T131">2 - </text:span>Antoine Puel – Books Review</text:h>
      <text:p text:style-name="P33"/>
      <text:h text:style-name="P8" text:outline-level="4">Un rêve siliconé</text:h>
      <text:p text:style-name="P37"><text:span text:style-name="T1">La question qui motive </text:span><text:span text:style-name="T4">mon</text:span><text:span text:style-name="T1"> mémoire est la suivante : l'idée qu'on se fait du futur serait-elle devenu ennuyeuse ? Mon intuition, quand j'ai commencé à réfléchir à ce texte, était que l'image qu'on nous vendait du futur </text:span><text:span text:style-name="T2">aujourd’hui</text:span><text:span text:style-name="T1"> n'avait plus rien d'excitant. En septembre 2014, le magazine </text:span><text:span text:style-name="T20">Usbek &amp; Rica</text:span><text:span text:style-name="T1"> s'exclamait haut et fort sur leur couverture : "</text:span><text:span text:style-name="T28">Non au futur parfait !</text:span><text:span text:style-name="T1">". A voir l'état du monde aujourd'hui, on est en mesure de se demander comment le futur peut s'annoncer parfait. Ce cri du cœur est plutôt une opposition à une </text:span><text:span text:style-name="T20">certaine</text:span><text:span text:style-name="T1"> vision </text:span><text:span text:style-name="T2">de l’avenir</text:span><text:span text:style-name="T1">, soutenue par les grands groupes américains de la Silicon Valley : </text:span><text:span text:style-name="T2">Google, Apple, Facebook, Amazon, Microsoft, Uber, Netflix… Ces entreprises américaines produisent une imagerie du présent et du futur </text:span><text:span text:style-name="T4">qui détruit les imaginaires, et se révèle dangereuse sur de nombreux plans.</text:span></text:p>
      <text:p text:style-name="P2"><text:span text:style-name="T63">Une autre intuition vient compléter le tableau : il me semble de plus en plus difficile de se représenter un futur qui "n'a pas déjà été vu". Comme si la science fiction des années soixante avait figé notre conception de l'avenir. Comme si nous devions </text:span><text:span text:style-name="Emphasis"><text:span text:style-name="T63">réaliser</text:span></text:span><text:span text:style-name="T63"> ces futurs déjà écrits. </text:span></text:p>
      <text:p text:style-name="P1"><text:span text:style-name="T63">Deux grands axes s'annoncent dès lors : d'un côté, une résistance à un futur </text:span><text:span text:style-name="Emphasis"><text:span text:style-name="T63">idéal</text:span></text:span><text:span text:style-name="T63"> vendu par les marques et les entreprises technologiques ; de l'autre un combat contre les clichés récurrents qui alimentent notre imaginaire du futur. </text:span><text:span text:style-name="T64">À</text:span><text:span text:style-name="T63"> cela vient s'ajouter une dernière intuition, ou plutôt une découverte : celui d'un mouvement de designers qui s'efforcent d'imaginer le futur autrement : le </text:span><text:span text:style-name="Emphasis"><text:span text:style-name="T63">design fiction</text:span></text:span><text:span text:style-name="T63">, ou design </text:span><text:span text:style-name="T91">spéculatif</text:span><text:span text:style-name="T63">. Il s'agira de </text:span><text:span text:style-name="T64">pointer la démarche des designers spéculatifs</text:span><text:span text:style-name="T63"> dans le contexte dans lequel il s'ancre, et tenter d'émettre une position critique vis-à-vis de ce mouvement ambitieux.</text:span></text:p>
      <text:p text:style-name="P33"><text:span text:style-name="T53">La première étape de mon travail d’écriture</text:span> <text:span text:style-name="T53">est</text:span> <text:span text:style-name="T53">la définition d</text:span>es termes et <text:span text:style-name="T53">d</text:span>es concepts que je vais employer au cours de ma réflexion, mais aussi de développer certaines intuitions <text:span text:style-name="T53">en venant y greffer</text:span> la pensée <text:span text:style-name="T53">d’écrivains, de philosophes, et de journaliste</text:span>s. Le texte qui suit est donc un "collage" de réflexions en cours.</text:p>
      <text:p text:style-name="P32"><text:span text:style-name="T37"/></text:p>
      <text:h text:style-name="P28" text:outline-level="2">Le monde <text:span text:style-name="T43">made in Silicon Valley</text:span></text:h>
      <text:p text:style-name="P12">«<text:span text:style-name="T61"> [...] les institutions doivent choisir l’innovation ou la mort. La Silicon Valley nous assure que la magie de la technologie va tout naturellement se glisser dans le moindre recoin de notre vie. A l’entendre, s’opposer à l’innovation reviendrait à renoncer aux idéaux des Lumières. Dirigeants de Google et de Facebook, MM. Larry Page et Mark Zuckerberg seraient les Diderot et les Voltaire de notre temps — réincarnés en entrepreneurs technophiles et asociaux.</text:span><text:span text:style-name="T43"> </text:span>»</text:p>
      <text:p text:style-name="P13"><text:span text:style-name="T46">(Evgeny Morozov </text:span><text:span text:style-name="T47">pour Le </text:span><text:span text:style-name="T46">Monde Diplomatique, </text:span><text:span text:style-name="T47">Septembre 2015</text:span><text:span text:style-name="T46">)</text:span></text:p>
      <text:p text:style-name="P35"><text:span text:style-name="T59">Les pionniers de </text:span><text:span text:style-name="T44">l’eldorado californien</text:span><text:span text:style-name="T59"> se sont désormais imposés dans le monde. Ils dominent les milieux technologiques et s’infiltrent dans tous les domaines de la vie. Extrêmement puissants financièrement, ils ont même un pouvoir au niveau politique. La Silicon Valley génère un modèle de réussite partout célébré dans le monde occidental. Ses entreprises possèdent un pouvoir incroyable pour remodeler notre façon de penser, de voir et d'envisager le monde ; Google remanie notre façon de chercher, de nous orienter, de communiquer ; Amazon notre manière de consommer; Uber notre façon de travailler; Facebook notre rapport à l’information ; Netflix accapare notre attention. </text:span></text:p>
      <text:p text:style-name="P35"><text:soft-page-break/><text:span text:style-name="T59">J'aimerais étudier l'idéologie que véhicule ces firmes à travers leurs produits, mais aussi sur quoi elles forgent leurs images de marques et leurs publicités. Comment modèlent-elles une certaine image du futur, réservée aux plus riches ?</text:span> <text:span text:style-name="T60">Quel avenir Google, Facebook, Apple ou encore Uber veulent-elles inventer? </text:span></text:p>
      <text:p text:style-name="P5"><text:span text:style-name="T124">Une piste possible est celle du</text:span><text:span text:style-name="T62"> </text:span><text:span text:style-name="Emphasis"><text:span text:style-name="T62">messianisme technologique : </text:span></text:span><text:span text:style-name="Emphasis"><text:span text:style-name="T125">la technologie comme réponse à tous les champs de la vie, à laquelle on voue un culte sans jamais la remettre en question.</text:span></text:span></text:p>
      <text:p text:style-name="Text_20_body"><text:span text:style-name="T63">La </text:span><text:span text:style-name="Emphasis"><text:span text:style-name="T63">silicolonisation</text:span></text:span><text:span text:style-name="T63"> du monde, tel que l'emploi Éric Sadin, philosophe des questions numériques, évoque la </text:span><text:span text:style-name="T80">domination </text:span><text:span text:style-name="T89">sans précédents</text:span><text:span text:style-name="T63"> des grands groupes industriels du secteurs de la technologie, implantés en Californie. Cette </text:span><text:span text:style-name="Emphasis"><text:span text:style-name="T63">silicolonisation</text:span></text:span><text:span text:style-name="T63"> m'intéresse </text:span><text:span text:style-name="T80">essentiellement</text:span><text:span text:style-name="T63"> d'un point de vue du design, </text:span><text:span text:style-name="T80">mais aussi</text:span><text:span text:style-name="T63"> d'un point de vue social </text:span><text:span text:style-name="T80">et</text:span><text:span text:style-name="T63"> économique. Quelles sont, pour le monde (occidental pour le moment), les conséquences d'un design "silicolonisé"" ?</text:span></text:p>
      <text:p text:style-name="P33"/>
      <text:h text:style-name="Heading_20_4" text:outline-level="4"><text:span text:style-name="T127">La mouvance </text:span><text:span text:style-name="Emphasis"><text:span text:style-name="T127">smart design</text:span></text:span></text:h>
      <text:p text:style-name="P41"><text:span text:style-name="T77">Nous ne somme plus seulement dans l’ère </text:span><text:span text:style-name="T78">d’</text:span><text:span text:style-name="T77">Internet ; nous entrons </text:span><text:span text:style-name="T79">doucement</text:span><text:span text:style-name="T77"> dans celle des objets connectés. Et connecté aujourd’hui semble vouloir dire </text:span><text:span text:style-name="T96">smart</text:span><text:span text:style-name="T77">, aux yeux des start-up et des gourous technophiles. </text:span></text:p>
      <text:p text:style-name="P41"><text:span text:style-name="T63">Le smartphone est sans doute l'exemple le plus réussi de </text:span><text:span text:style-name="Emphasis"><text:span text:style-name="T63">smart device</text:span></text:span><text:span text:style-name="T63"> : rendu célèbre par l'iPhone de Steve Jobs, le smartphone est le premier appareil </text:span><text:span text:style-name="Emphasis"><text:span text:style-name="T63">intelligent</text:span></text:span><text:span text:style-name="T63"> </text:span><text:span text:style-name="T65">accessible au grand public</text:span><text:span text:style-name="T63"> (depuis plus d'une décennie déjà). Le smartphone est un objet très bien conçu : il centralise plusieurs fonctions en un seul objet portable (téléphonie, internet, lecteur de musique, lecteur vidéo, GPS...etc). Il prend tout son sens avec le déploiement </text:span><text:span text:style-name="T65">généralisé</text:span><text:span text:style-name="T63"> de la </text:span><text:span text:style-name="T65">W</text:span><text:span text:style-name="T63">i</text:span><text:span text:style-name="T65">F</text:span><text:span text:style-name="T63">i </text:span><text:span text:style-name="T65">dans l’espace privé et public</text:span><text:span text:style-name="T63"> et de la 3G/4G, qui perme</text:span><text:span text:style-name="T65">t</text:span><text:span text:style-name="T63">t</text:span><text:span text:style-name="T65">ent</text:span><text:span text:style-name="T63"> un état de connexion permanent partout, tout le temps. Le téléphone mobile s'étant déjà imposé dans le quotidien, le smartphone a pu naturellement remplacer une version </text:span><text:span text:style-name="Emphasis"><text:span text:style-name="T63">plus archaïque</text:span></text:span><text:span text:style-name="T63"> de ce qu'il est. C'est en quelque sorte la </text:span><text:span text:style-name="Emphasis"><text:span text:style-name="T63">suite logique</text:span></text:span><text:span text:style-name="T63">, l'évolution du téléphone mobile. </text:span></text:p>
      <text:p text:style-name="Text_20_body"><text:span text:style-name="T63">On voit bien, dans le cas du téléphone, que </text:span><text:span text:style-name="T91">rendre</text:span><text:span text:style-name="T63"> </text:span><text:span text:style-name="Emphasis"><text:span text:style-name="T63">smart</text:span></text:span><text:span text:style-name="T63"> un objet peut se </text:span><text:span text:style-name="T66">révéler</text:span><text:span text:style-name="T63"> fructueux, créer un véritable objet de design tant par son utilité et son apparence, que </text:span><text:span text:style-name="T67">par</text:span><text:span text:style-name="T63"> son interface. </text:span><text:span text:style-name="T67">Mais</text:span><text:span text:style-name="T66"> </text:span><text:span text:style-name="T67">d</text:span><text:span text:style-name="T63">ans le cas d'une brosse à dent par exemple, quel </text:span><text:span text:style-name="T66">est l’</text:span><text:span text:style-name="T63">intérêt d'être smart ? Récolter des données dentaires, <text:s/>des comparatifs de </text:span><text:span text:style-name="T66">nettoyage</text:span><text:span text:style-name="T63">, des statistiques sur le temps de brossage ; voilà ce que pourrait faire une </text:span><text:span text:style-name="Emphasis"><text:span text:style-name="T63">smart brosse à dent</text:span></text:span><text:span text:style-name="T63">. </text:span></text:p>
      <text:p text:style-name="P4"><text:span text:style-name="T63">Cette récolte de données induit d'une part une réduction d</text:span><text:span text:style-name="T66">e la puissance</text:span><text:span text:style-name="T63"> de l'utilisateur : ce n'est plus à lui de </text:span><text:span text:style-name="Emphasis"><text:span text:style-name="T63">sentir</text:span></text:span><text:span text:style-name="T63"> et maîtriser l'objet en question, l'objet est "auto-conscient" de ses actions : il les mesure. D'autre part, l'objet va induire une modification du comportement de l'utilisateur, au sens où il se sentira "redevable" à l'objet si celui ci lui indique de mauvaises statistiques, ou, </text:span><text:span text:style-name="T66">pour reprendre</text:span><text:span text:style-name="T63"> le cas de la brosse à dent connectée, si il oublie de se brosser les dents avant d'aller se coucher. </text:span></text:p>
      <text:p text:style-name="P4"><text:span text:style-name="T63">La mesure et la captation de nos gestes quotidiens induit une forme de surveillance, et par la même une forme de </text:span><text:span text:style-name="T100">contrôle</text:span><text:span text:style-name="T63">. Dans un cas aussi bête qu'une </text:span><text:span text:style-name="Emphasis"><text:span text:style-name="T63">smart</text:span></text:span><text:span text:style-name="T63"> brosse à dent, l'utilisateur en viendra à se sentir coupable d'avoir raté un brossage, amenuisant ses statistiques, réduisant son </text:span><text:span text:style-name="Emphasis"><text:span text:style-name="T63">taux d'efficacité</text:span></text:span><text:span text:style-name="T63">...etc. Bien que risible, si cet exemple était amené à être utilisé par le plus grand nombre, et étendu à d'autres champs (hygiène, bonne conduite, relations sociales, divertissement), on peut aisément deviner le potentiel dangereux d'une telle forme de design. </text:span><text:span text:style-name="T66">Un </text:span><text:span text:style-name="T92">soft control</text:span><text:span text:style-name="T103"> </text:span><text:span text:style-name="T104">consenti </text:span><text:span text:style-name="T103">entre l’usager et le produit.</text:span><text:span text:style-name="T105"> </text:span><text:span text:style-name="T63"> </text:span><text:span text:style-name="T66">L</text:span><text:span text:style-name="T63">es </text:span><text:span text:style-name="T68">usages décrétés comme </text:span><text:span text:style-name="T93">normaux</text:span><text:span text:style-name="T106"> seraient d’office adoptés par l’utilisateur, </text:span><text:span text:style-name="T104">amenant une nouvelle forme de pression sociale et de normalisation de l’existence</text:span><text:span text:style-name="T106">.</text:span></text:p>
      <text:h text:style-name="P6" text:outline-level="4"><text:soft-page-break/></text:h>
      <text:h text:style-name="P9" text:outline-level="4">The Internet Of Shit</text:h>
      <text:p text:style-name="P48">« It was just a dumb thing. Then we put a chip in it. Now it's a smart thing . »</text:p>
      <text:p text:style-name="P49">(Collectif « We Put A Chip In It »)</text:p>
      <text:p text:style-name="Text_20_body"><text:span text:style-name="T63">Il convient, il me semble, d'interroger l'usage du terme smart, </text:span><text:span text:style-name="Emphasis"><text:span text:style-name="T63">intelligent</text:span></text:span><text:span text:style-name="T63">. La formule </text:span><text:span text:style-name="T100">‘Put a chip in it’</text:span><text:span text:style-name="T63"> décrit bien l'absurdité du concept : insérer une puce électronique afin de connecter l'objet semble </text:span><text:span text:style-name="T69">suffire</text:span><text:span text:style-name="T63"> à certains designers pour considérer l'objet comme intelligent. Évidemment, le terme </text:span><text:span text:style-name="Emphasis"><text:span text:style-name="T63">intelligent</text:span></text:span><text:span text:style-name="T63"> évoque à lui seul l'intelligence artificielle, dont sont dotés aujourd'hui certains assistants de vie (</text:span><text:span text:style-name="T91">Siri</text:span><text:span text:style-name="T63">, </text:span><text:span text:style-name="T91">Amazon Echo</text:span><text:span text:style-name="T63"> ou </text:span><text:span text:style-name="T91">Google Home</text:span><text:span text:style-name="T63"> par exemple). L'intelligence de ces objets repose donc sur la qualité des algorithmes mis en œuvre par les concepteurs, mais aussi sur la qualité des données que l'objet reçoit ; plus elles sont précises, mieux l'algorithme fonctionnera. On devine ici le problème que cette surveillance </text:span><text:span text:style-name="T69">déguisée</text:span><text:span text:style-name="T63"> impose : une acceptation sans limite dans l'intrusion de nos vies privées. </text:span></text:p>
      <text:p text:style-name="P33">Le terme smart appliqué aux objets évoquerait donc à la fois la capacité d'adaptation de celui ci dans son milieu, mais aussi la passivité de l'utilisateur <text:span text:style-name="T56">dans son rapport à l’objet</text:span>. Un objet intelligent <text:span text:style-name="T55">voudrait t-il dire un utilisateur idiot</text:span> ? <text:s/><text:span text:style-name="T54">L’écrivain de science fiction Alain Damasio soulève un </text:span>rapport « pouvoir <text:span text:style-name="T54">contre </text:span>puissance » <text:span text:style-name="T54">vis à vis de ces objets technologiques qui nous facilitent la vie. A</text:span>vec <text:span text:style-name="T54">un</text:span> GPS <text:span text:style-name="T54">par exemple,</text:span> je gagne le <text:span text:style-name="T43">pouvoir</text:span> de me repérer, mais je perds ma <text:span text:style-name="T43">puissance</text:span> d'orientation. <text:span text:style-name="T54">L</text:span>e <text:span text:style-name="T43">smart device</text:span> <text:span text:style-name="T54">reléguerait</text:span> l'humain à l'arrière-plan, mettant en avant des technologies supposées intelligentes pour nous faire gagner des micro-secondes de temps, <text:span text:style-name="T54">et ainsi</text:span> mieux anticiper nos envies. <text:span text:style-name="T57">La prédiction de nos modes de vie, voilà ce dont rêve la Silicon Valley . À quel point seront-nous un jour prédictibles?</text:span></text:p>
      <text:p text:style-name="P32"><text:span text:style-name="T8">Ces objets connectés provoque</text:span><text:span text:style-name="T14">nt</text:span><text:span text:style-name="T8"> </text:span><text:span text:style-name="T16">aussi </text:span><text:span text:style-name="T8">parfois des s</text:span><text:span text:style-name="T1">ituations absurdes : personne retrouvée enfermée chez elle car </text:span><text:span text:style-name="T8">la</text:span><text:span text:style-name="T1"> </text:span><text:span text:style-name="T26">smart</text:span><text:span text:style-name="T18"> </text:span><text:span text:style-name="T8">serrure</text:span><text:span text:style-name="T1"> n'est pas mise à jour, autocuiseur </text:span><text:span text:style-name="T18">connecté</text:span><text:span text:style-name="T1"> qui s'arrête en cas de </text:span><text:span text:style-name="T8">SMS</text:span><text:span text:style-name="T1"> reçu, </text:span><text:span text:style-name="T8">assistant de vie qui commande </text:span><text:span text:style-name="T18">seul</text:span><text:span text:style-name="T8"> des objets sur le net en écoutant la </text:span><text:span text:style-name="T18">radio</text:span><text:span text:style-name="T1">...etc. </text:span><text:span text:style-name="T9">Des situations qui nous ferai</text:span><text:span text:style-name="T15">en</text:span><text:span text:style-name="T9">t presque croire que nous sommes dans un film de Jacques Tati.</text:span></text:p>
      <text:p text:style-name="P3"><text:span text:style-name="Emphasis"><text:span text:style-name="T107">O</text:span></text:span><text:span text:style-name="Emphasis"><text:span text:style-name="T108">n peut espérer que ce</text:span></text:span><text:span text:style-name="T63"> ne soit qu'un effet de mode ; </text:span><text:span text:style-name="T70">en réalité, </text:span><text:span text:style-name="T63">la plupart de ces produits n'intéressent</text:span><text:span text:style-name="T70"> </text:span><text:span text:style-name="T63">pas le public et finissent aux oubliettes, </text:span><text:span text:style-name="T70">dans la </text:span><text:span text:style-name="T94">valley of death</text:span><text:span text:style-name="T108">, comme le disent les Californiens</text:span><text:span text:style-name="T63">. </text:span><text:span text:style-name="T89">L’exemple le plus flagrant est celui des Google Glass, qui n’ont séduit qu’un public technophile, effrayant (à juste titre) le grand public. </text:span><text:span text:style-name="T63">Mais ceux qui réussissent à atteindre </text:span><text:span text:style-name="T89">constamment les individus et</text:span><text:span text:style-name="T63"> les foyers sont les plus dangereux, car ce sont ceux qui sont susceptible de récolter le plus données sur nous : téléphones, montres et </text:span><text:span text:style-name="T71">assistants de vie</text:span><text:span text:style-name="T63">. </text:span></text:p>
      <text:p text:style-name="P40"><text:span text:style-name="T38">La monétisation de cette connaissance est déjà à </text:span><text:span text:style-name="T39">l’œuvre</text:span><text:span text:style-name="T38"> aujourd’hui. </text:span><text:span text:style-name="T40">Les </text:span><text:span text:style-name="T27">data brokers </text:span><text:span text:style-name="T40">(les </text:span><text:span text:style-name="T27">traders</text:span><text:span text:style-name="T40"> de la donnée personnelle) s’échangent et spéculent sur les </text:span><text:span text:style-name="T27">datas</text:span><text:span text:style-name="T40"> que le public disséminent partout sur le web. </text:span><text:span text:style-name="T3">La numérisation systématique des données transforme notre regard sur le monde : tout peut devenir statistiques, classement, comparaisons, courbes, histogrammes. </text:span><text:span text:style-name="T36">En calculant même le plus petit aspect de nos vies, c’est notre </text:span><text:span text:style-name="T40">façon</text:span><text:span text:style-name="T36"> </text:span><text:span text:style-name="T40">de penser et de nous comporter qui évolue ; </text:span><text:span text:style-name="T41">toujours </text:span><text:span text:style-name="T40">dans </text:span><text:span text:style-name="T41">un</text:span><text:span text:style-name="T40"> sens, </text:span><text:span text:style-name="T41">celui</text:span><text:span text:style-name="T40"> souhaité par les détenteurs de ces données : Facebook, Twitter, Google...</text:span></text:p>
      <text:p text:style-name="P38"><text:span text:style-name="T1">Selon Éric Sadin, ces </text:span><text:span text:style-name="T13">objets connectés</text:span><text:span text:style-name="T1"> part</text:span><text:span text:style-name="T10">ent</text:span><text:span text:style-name="T1"> du principe que notre raison humaine est défaillante. </text:span><text:span text:style-name="T11">Nous serions « le défaut ultime », et </text:span><text:span text:style-name="T30">la technique serait la solution</text:span><text:span text:style-name="T11">. </text:span></text:p>
      <text:p text:style-name="P39"><text:span text:style-name="T11">Cela soulève un autre point très intéressant à mon sens, que Sadin met au coeur de sa pensée : la </text:span><text:span text:style-name="T30">vision</text:span><text:span text:style-name="T11"> </text:span><text:span text:style-name="T30">réductionniste</text:span><text:span text:style-name="T11"> de la Silicon Valley . Selon elle, tous les problèmes du monde vont être résolus par la technologie ! </text:span><text:span text:style-name="T12">La technique comme réponse à tous les maux, c’est à la fois dangereux et, en effet, réducteur. Dangereux d’un point de vue social et économique (on peut le constater avec le cas d’Uber et la révolte de ses chauffeurs), mais aussi politique. Les entrepreneurs californiens, sous couvert de l’aspect novateur et </text:span><text:soft-page-break/><text:span text:style-name="T12">disruptif de la technologie, pèsent fortement sur les décisions politiques liées au numérique. Grâce, notamment, à un fort </text:span><text:span text:style-name="T24">lobbying </text:span><text:span text:style-name="T34">au près des institutions européennes (</text:span><text:span text:style-name="T35">près de 13 millions d’euros sont dépensés chaque année par</text:span><text:span text:style-name="T25"> </text:span><text:span text:style-name="T34">Google, Microsoft, Facebok, Apple, Amazon, Twitter et Uber). Cela laisse champ libre à ces corporations </text:span><text:span text:style-name="T41">pour</text:span><text:span text:style-name="T34"> dicter leurs propres règles en matière d’intelligence artificielle,</text:span><text:span text:style-name="T35"> de protection des données personnelles, de fiscalit</text:span><text:span text:style-name="T41">é</text:span><text:span text:style-name="T35">, de réglementations VTC...etc</text:span></text:p>
      <text:p text:style-name="P36">L’utopie <text:span text:style-name="T43">siliconienne</text:span> serait donc un monde prédictif, calculable et aseptisé, où la technologie répondrait à tous nos besoins sans le moindre effort, où chaque parcelle de vie serait monétisée. Dans ce monde débarrassé de toutes impuretés, propre et lisse, à l’image de leurs produits, comment remettre « l’humain, le bug et la poésie au cœur du système ?», comme le formule l’écrivain de science-fiction Aryel Kirou.</text:p>
      <text:p text:style-name="P24"/>
      <text:list xml:id="list3641098941566456908" text:style-name="L1">
        <text:list-header>
          <text:p text:style-name="P43"><text:span text:style-name="Emphasis"><text:span text:style-name="T128">Autres questionnements en cours </text:span></text:span><text:span text:style-name="Emphasis"><text:span text:style-name="T129">sur ce sujet</text:span></text:span></text:p>
        </text:list-header>
      </text:list>
      <text:p text:style-name="P47"><text:span text:style-name="Emphasis"><text:span text:style-name="T111"/></text:span></text:p>
      <text:list xml:id="list130715759911134" text:continue-numbering="true" text:style-name="L1">
        <text:list-item>
          <text:p text:style-name="P42"><text:a xlink:type="simple" xlink:href="http://crapfutures.tumblr.com/post/140023361179/technological-dreams" text:style-name="Internet_20_link" text:visited-style-name="Visited_20_Internet_20_Link"><text:span text:style-name="Emphasis"><text:span text:style-name="T63">Technological Dreams</text:span></text:span></text:a><text:span text:style-name="T63"> : comment se met en place une utopie, pourquoi nos utopies sont-elles récu</text:span><text:span text:style-name="T81">r</text:span><text:span text:style-name="T63">rentes ? </text:span><text:span text:style-name="T84">Développer l</text:span><text:span text:style-name="T81">’utopie californienne, </text:span><text:span text:style-name="T84">se baser sur son histoire...etc</text:span></text:p>
        </text:list-item>
        <text:list-item>
          <text:p text:style-name="P42"><text:a xlink:type="simple" xlink:href="https://www.theguardian.com/technology/2016/may/03/tim-cook-iphone-model-upgrade?CMP=share_btn_tw" text:style-name="Internet_20_link" text:visited-style-name="Visited_20_Internet_20_Link"><text:span text:style-name="T63">Idéologie Apple</text:span></text:a><text:span text:style-name="T63"> : </text:span><text:span text:style-name="T81">obsolescence, aseptisation, minimalisme, systèmes fermés</text:span></text:p>
        </text:list-item>
        <text:list-item>
          <text:p text:style-name="P42"><text:span text:style-name="Emphasis"><text:span text:style-name="T112">Pourquoi automatiser </text:span></text:span><text:span text:style-name="Emphasis"><text:span text:style-name="T102">? </text:span></text:span><text:span text:style-name="Emphasis"><text:span text:style-name="T112">Pourquoi innover </text:span></text:span><text:span text:style-name="Emphasis"><text:span text:style-name="T102">? </text:span></text:span><text:span text:style-name="Emphasis"><text:span text:style-name="T111">Dans quel but </text:span></text:span><text:span text:style-name="Emphasis"><text:span text:style-name="T102">?</text:span></text:span></text:p>
        </text:list-item>
      </text:list>
      <text:p text:style-name="P23"/>
      <text:p text:style-name="P44"/>
      <text:h text:style-name="P10" text:outline-level="4">Vers un mouvement spéculatif ?</text:h>
      <text:p text:style-name="P15"><text:span text:style-name="T1">Le terme spéculatif m’intéresse au sens où il s’offre aujourd’hui comme une réponse possible </text:span><text:span text:style-name="T6">à une panne des imaginaires. On le retrouve dans des titres d’expositions artistiques (Speculative Now! </text:span><text:span text:style-name="T17">En Croatie</text:span><text:span text:style-name="T6">) ou de livres théoriques (Speculative Everything, de Dunne &amp; Rabby), et il suscite justement un intérêt tout particulier pour certains designers.</text:span></text:p>
      <text:p text:style-name="P11"><text:span text:style-name="T72">Selon le </text:span><text:span text:style-name="T63">Larousse, </text:span><text:span text:style-name="T72">spéculatif</text:span><text:span text:style-name="T63"> <text:s/></text:span><text:span text:style-name="T72">s</text:span><text:span text:style-name="Strong_20_Emphasis"><text:span text:style-name="T63">e dit des opérations intellectuelles qui ont pour objet la connaissance pure </text:span></text:span><text:span text:style-name="T63">; </text:span><text:span text:style-name="T72">par exemple,</text:span><text:span text:style-name="T63"> s</text:span><text:span text:style-name="Emphasis"><text:span text:style-name="T63">'adonner à des recherches spéculatives.</text:span></text:span><text:span text:style-name="T63"> </text:span></text:p>
      <text:p text:style-name="P16"><text:span text:style-name="T1">La notion de spéculatif décrit à la fois ce qui "pourrait arriver", mais à l'inverse de la prédiction, la spéculation est aus</text:span><text:span text:style-name="T5">s</text:span><text:span text:style-name="T1">i un pari (on parle d'ailleurs de spéculation dans le jargon de la finance). C'est ce qui est intéressant dans l'acte de spéculer : on tente d'imaginer à partir </text:span><text:span text:style-name="T5">de recherches abstraites, ou théoriques</text:span><text:span text:style-name="T1">. La spéculation ne prendrait donc pas appui sur des faits, mais plutôt sur un </text:span><text:span text:style-name="T20">imaginaire</text:span><text:span text:style-name="T1">. C'est </text:span><text:span text:style-name="T5">d’ailleurs</text:span><text:span text:style-name="T1"> pourquoi ce terme se marie bien avec la narration; raconter et imaginer vont de pair. </text:span></text:p>
      <text:p text:style-name="P16"><text:span text:style-name="T1">Spéculer, c'est aussi tirer profit : on spécule </text:span><text:span text:style-name="T21">sur</text:span><text:span text:style-name="T1"> quelqu'un, quelque chose, </text:span><text:span text:style-name="T5">une situation, une victoire, une défaite..</text:span><text:span text:style-name="T1">. C'est choisir une direction, avec le risque de se tromper. On en soutire des avantages, mais on prend un risque, car l'on se base sur une approche théorique et non pratique. Il y a donc </text:span><text:span text:style-name="T5">bien</text:span><text:span text:style-name="T1"> un côté "abstrait" à la spéculation : on se détache d</text:span><text:span text:style-name="T5">u réel</text:span><text:span text:style-name="T1">. C'est aussi en quoi il est intéressant de le rapprocher du terme </text:span><text:span text:style-name="T20">design</text:span><text:span text:style-name="T1">. Un design </text:span><text:span text:style-name="T20">spéculatif</text:span><text:span text:style-name="T1"> évoque une pratique provenant d'une pensée abstraite, non basée sur des besoins concrets mais plutôt </text:span><text:span text:style-name="T6">comme </text:span><text:span text:style-name="T29">proposition</text:span><text:span text:style-name="T6"> d’</text:span><text:span text:style-name="T1">une situation possible. </text:span></text:p>
      <text:p text:style-name="P14"><text:span text:style-name="T63">Alors comment rendre tangible nos spéculations ? Que permet la spéculation ? Si l'on considère la spéculation comme risqué</text:span><text:span text:style-name="T73">e</text:span><text:span text:style-name="T63">, alors elle permettrait de se détourner des voies établies, de découvrir des mondes nouveaux. Spéculer, ça serait aussi prendre distance avec le réel ? </text:span><text:span text:style-name="T90">Selon Wikipédia,</text:span><text:span text:style-name="T63"> </text:span><text:span text:style-name="T98">l</text:span><text:span text:style-name="Emphasis"><text:span text:style-name="T63">a pensée spéculative est la forme par excellence du doute et de la prudence</text:span></text:span><text:span text:style-name="T63">. Les fondations d'une pensée spéculative seraient donc fragiles : on émet des suppositions sur des connaissances non vérifiées, ou qui </text:span><text:span text:style-name="T74">n</text:span><text:span text:style-name="T63">e sont pas sûres. C'est aussi ça qui rend la spéculation </text:span><text:span text:style-name="Strong_20_Emphasis"><text:span text:style-name="T63">excitante</text:span></text:span><text:span text:style-name="T63"> : il s'agit d'une pensée non vérifiée qui </text:span><text:span text:style-name="Emphasis"><text:span text:style-name="T63">pourrait être vrai</text:span></text:span><text:span text:style-name="Emphasis"><text:span text:style-name="T75">e</text:span></text:span><text:span text:style-name="T63">. </text:span></text:p>
      <text:p text:style-name="P16"><text:soft-page-break/><text:span text:style-name="T1">C'est cette possibilité d'une véracité qui place la spéculation au cœur de certaines méthodes de recherches. Comme une bouteille à la mer, on émet une hypothèse qui va peut-être se réaliser. Le spéculatif est une matière idéale à faire résonner avec d'autres champs d'actions : le design, la littérature, la pensée... Reste à définir les méthodes "spéculatives". Chaque designer émet des hypothèses desquelles découlent souvent un produit fini. Quelle différence </text:span><text:span text:style-name="T19">alors</text:span><text:span text:style-name="T1"> entre le designer "classique" et le designer spéculatif ? </text:span><text:span text:style-name="T6">Si l’on en croit la difficulté pour ce mouvement de se nommer (entre design critique, design fiction et design spéculatif), la </text:span><text:span text:style-name="T29">fiction</text:span><text:span text:style-name="T6"> peut justement être un élément de réponse. Là où le designer classique va concevoir un objet en réponse à une situation quotidienne, le designer spéculatif se sert de la </text:span><text:span text:style-name="T42">fiction</text:span><text:span text:style-name="T6"> pour imaginer des possibles objets de demain. Dans le manifeste </text:span><text:span text:style-name="T22">Speculative Everything </text:span><text:span text:style-name="T6">des designers anglais Dunne &amp; Rabby, un des ressorts classique de la fiction « et si …-→ alors….» est d’ailleurs considéré comme faisant partie intégrante de leur méthode de recherche. </text:span></text:p>
      <text:p text:style-name="P17"><text:span text:style-name="T1">Dans une conférence donnée à l’occasion du séminaire annuel de l’ERG, Isabelle Stengers, philosophe, parle du spéculatif comme une </text:span><text:span text:style-name="T28">force propositionnelle</text:span><text:span text:style-name="T1">. La proposition </text:span><text:span text:style-name="T7">spéculative viendrait ébranler l’exactitude des sciences, en faisant émerger le </text:span><text:span text:style-name="T23">bouillonnement des possibles, </text:span><text:span text:style-name="T31">que les années soixante, notamment, ont réussi à cristalliser. Selon Stengers, la spéculation risque un autre rapport à la réalité, au sens où elle doit définir un monde vivant, nourri, </text:span><text:span text:style-name="T32">consistant, frictionnel</text:span><text:span text:style-name="T31">. Le designer spéculatif se </text:span><text:span text:style-name="T33">devrait</text:span><text:span text:style-name="T31"> donc </text:span><text:span text:style-name="T33">de construire</text:span><text:span text:style-name="T31"> un</text:span><text:span text:style-name="T33"> </text:span><text:span text:style-name="T31">monde </text:span><text:span text:style-name="T33">nouveau</text:span><text:span text:style-name="T31"> à partir du réel, en imaginant de nouvelles techniques, mais aussi de nouveaux usagers. </text:span></text:p>
      <text:p text:style-name="P18"><text:span text:style-name="T48">L’autre définition de la proposition spéculative par Stengers tient en deux points : la </text:span><text:span text:style-name="T52">dénonciation</text:span><text:span text:style-name="T48"> et la </text:span><text:span text:style-name="T52">critique</text:span><text:span text:style-name="T48"> </text:span><text:span text:style-name="T49">de ce</text:span><text:span text:style-name="T48"> monde de probabilités (l’exactitude des sciences dont on parlait plus haut). La proposition spéculative comme moyen de s’opposer </text:span><text:span text:style-name="T51">à la prédiction</text:span><text:span text:style-name="T48">, aux « sciences de laboratoires », </text:span><text:span text:style-name="T50">viendrait « </text:span><text:span text:style-name="T45">créer des fissures à l’intérieur du réel </text:span><text:span text:style-name="T50">».</text:span></text:p>
      <text:p text:style-name="P22"/>
      <text:h text:style-name="P9" text:outline-level="4">Design Fiction</text:h>
      <text:p text:style-name="P19"><text:span text:style-name="T76">On cite souvent</text:span><text:span text:style-name="T63"> </text:span><text:span text:style-name="Strong_20_Emphasis"><text:span text:style-name="T118">Dieter Rams, </text:span></text:span><text:span text:style-name="Strong_20_Emphasis"><text:span text:style-name="T119">designer de Braun dans les années cinquante,</text:span></text:span><text:span text:style-name="T63"> et </text:span><text:span text:style-name="T76">s</text:span><text:span text:style-name="T63">es 10 principes de </text:span><text:span text:style-name="T91">bon design </text:span><text:span text:style-name="T109">pour définir une vision d’un </text:span><text:span text:style-name="T95">design parfait</text:span><text:span text:style-name="T109">.</text:span><text:span text:style-name="T63"> </text:span><text:span text:style-name="T82">Innovant, utile, esthétique, compréhensible… </text:span><text:span text:style-name="T86">Cette vision représente l’image qu</text:span><text:span text:style-name="T90">e l’</text:span><text:span text:style-name="T86">on peut se faire du design.</text:span></text:p>
      <text:p text:style-name="P19"><text:span text:style-name="Strong_20_Emphasis"><text:span text:style-name="T119">Le design qui m’intéresse </text:span></text:span><text:span text:style-name="Strong_20_Emphasis"><text:span text:style-name="T120">ici</text:span></text:span><text:span text:style-name="Strong_20_Emphasis"><text:span text:style-name="T119"> </text:span></text:span><text:span text:style-name="T63">remet </text:span><text:span text:style-name="T86">justement </text:span><text:span text:style-name="T63">en question l</text:span><text:span text:style-name="T82">a définition de</text:span><text:span text:style-name="T63"> </text:span><text:span text:style-name="T113">cette pratique</text:span><text:span text:style-name="T63">, </text:span><text:span text:style-name="T82">et tente de </text:span><text:span text:style-name="T63">pose</text:span><text:span text:style-name="T82">r</text:span><text:span text:style-name="T63"> de nouvelles perspectives. Design Fiction, </text:span><text:span text:style-name="T85">design spéculatif</text:span><text:span text:style-name="T63">, </text:span><text:span text:style-name="T85">future design…</text:span><text:span text:style-name="T63"> </text:span><text:span text:style-name="T85">Autant de termes qui</text:span><text:span text:style-name="T63"> émergent du </text:span><text:span text:style-name="T85">mouvement</text:span><text:span text:style-name="T63"> </text:span><text:span text:style-name="T91">critical design.</text:span><text:span text:style-name="T63"> </text:span><text:span text:style-name="T85">Selon moi, ces p</text:span><text:span text:style-name="T63">lusieurs branches, </text:span><text:span text:style-name="T85">sous des </text:span><text:span text:style-name="T90">appellations</text:span><text:span text:style-name="T85"> différentes, canalisent </text:span><text:span text:style-name="T63">une même volonté : </text:span><text:span text:style-name="T85">celle justement, des </text:span><text:span text:style-name="T101">possibles</text:span><text:span text:style-name="T85">.</text:span></text:p>
      <text:p text:style-name="P20"><text:span text:style-name="T63">Si l’on se base sur le texte </text:span><text:span text:style-name="T91">Speculative Everything</text:span><text:span text:style-name="T63"> des designers anglais Anthony Dunne et Fionna Rabby, fervent pratiquants </text:span><text:span text:style-name="T90">et théoriciens </text:span><text:span text:style-name="T63">du design spéculatif, on peut </text:span><text:span text:style-name="T86">discerner quatre grands points qui viennent proposer une définition de ce mouvement :</text:span></text:p>
      <text:list xml:id="list5963285781863311244" text:style-name="L3">
        <text:list-item>
          <text:p text:style-name="P30"><text:span text:style-name="Strong_20_Emphasis"><text:span text:style-name="T63">Une méthodologie </text:span></text:span><text:span text:style-name="Strong_20_Emphasis"><text:span text:style-name="T90">basée sur la proposition</text:span></text:span><text:span text:style-name="Strong_20_Emphasis"><text:span text:style-name="T63">.</text:span></text:span><text:span text:style-name="T63"> </text:span><text:span text:style-name="T86">Celle ci </text:span><text:span text:style-name="T63"><text:s/>s'écarte</text:span><text:span text:style-name="T86">rait de la méthodologie</text:span><text:span text:style-name="T63"> traditionnel</text:span><text:span text:style-name="T86">le des designers</text:span><text:span text:style-name="T63"> : s</text:span><text:span text:style-name="T86">cénarios prenant la forme d’un questionnement hypothétique : </text:span><text:span text:style-name="T63">« </text:span><text:span text:style-name="T86">et si… ?</text:span><text:span text:style-name="Strong_20_Emphasis"><text:span text:style-name="T91"> » </text:span></text:span><text:span text:style-name="Strong_20_Emphasis"><text:span text:style-name="T116">mais aussi</text:span></text:span><text:span text:style-name="Strong_20_Emphasis"><text:span text:style-name="T97"> </text:span></text:span><text:span text:style-name="Strong_20_Emphasis"><text:span text:style-name="T116">de contre-fictions, de scénarios alternatifs au réel. Le design spéculatif, de par sa nature « fictive », s’écarte aussi de toutes possibilités mercantiles des objets, du moins à des fins utilitaire. Les objets produits comme étant des objets spéculatifs sont plutôt exposés et vendus dans des galeries d’arts.</text:span></text:span></text:p>
        </text:list-item>
        <text:list-item>
          <text:p text:style-name="P31"><text:span text:style-name="Strong_20_Emphasis"><text:span text:style-name="T63">Répondre à des questions.</text:span></text:span><text:span text:style-name="T63"> </text:span><text:span text:style-name="T86">Le design spéculatif propose une</text:span><text:span text:style-name="T83"> nouvelle manière de questionner la technologie</text:span><text:span text:style-name="Emphasis"><text:span text:style-name="T63">. </text:span></text:span><text:span text:style-name="Emphasis"><text:span text:style-name="T110">À mesure que les questions technologiques nous concernent et nous inquiètent de plus en plus</text:span></text:span><text:span text:style-name="Emphasis"><text:span text:style-name="T102">, </text:span></text:span><text:span text:style-name="Emphasis"><text:span text:style-name="T113">c’est peut-être bien le design spéculatif</text:span></text:span><text:span text:style-name="Emphasis"><text:span text:style-name="T110">, et non pas la science, qui a les meilleures réponses (cela fait écho aux propos de Stengers sur la dénonciation du monde des probabilités </text:span></text:span><text:span text:style-name="Emphasis"><text:span text:style-name="T113">et de la </text:span></text:span><text:soft-page-break/><text:span text:style-name="Emphasis"><text:span text:style-name="T113">prédiction</text:span></text:span><text:span text:style-name="Emphasis"><text:span text:style-name="T110">). </text:span></text:span><text:span text:style-name="Emphasis"><text:span text:style-name="T115">C’est une façon de </text:span></text:span><text:span text:style-name="Emphasis"><text:span text:style-name="T110">contester les idées étroites, préconçues, et toutes faites sur le rôle des produits dans la vie quotidienne.</text:span></text:span></text:p>
          <text:p text:style-name="P30"><text:span text:style-name="Emphasis"><text:span text:style-name="T110"/></text:span></text:p>
        </text:list-item>
        <text:list-item>
          <text:p text:style-name="P30"><text:span text:style-name="Strong_20_Emphasis"><text:span text:style-name="T86">Se servir de</text:span></text:span><text:span text:style-name="Strong_20_Emphasis"><text:span text:style-name="T63"> la fiction.</text:span></text:span><text:span text:style-name="T63"> </text:span><text:span text:style-name="T87">Tout d’abord, pour </text:span><text:span text:style-name="Strong_20_Emphasis"><text:span text:style-name="T63">imaginer</text:span></text:span><text:span text:style-name="T63"> : </text:span><text:span text:style-name="T87">les faits sur lesquels se basent les designers spéculatifs sont inventés</text:span><text:span text:style-name="Emphasis"><text:span text:style-name="T63">, </text:span></text:span><text:span text:style-name="Emphasis"><text:span text:style-name="T114">mais pas de manière irréalistes dans leur contexte de recherche</text:span></text:span><text:span text:style-name="Emphasis"><text:span text:style-name="T63">. </text:span></text:span><text:span text:style-name="Strong_20_Emphasis"><text:span text:style-name="T121">Ils </text:span></text:span><text:span text:style-name="Strong_20_Emphasis"><text:span text:style-name="T99">peuvent</text:span></text:span><text:span text:style-name="Strong_20_Emphasis"><text:span text:style-name="T121"> effectivement ne jamais se produire dans le futur, mais l’important est qu’ils </text:span></text:span><text:span text:style-name="Strong_20_Emphasis"><text:span text:style-name="T99">pourraient </text:span></text:span><text:span text:style-name="Strong_20_Emphasis"><text:span text:style-name="T117">arriver</text:span></text:span><text:span text:style-name="Emphasis"><text:span text:style-name="T123">.</text:span></text:span><text:span text:style-name="T63"> </text:span><text:span text:style-name="T87">En proposant un récit incomplet, les designers spéculatifs laissent au public le soin de terminer l’histoire</text:span><text:span text:style-name="Emphasis"><text:span text:style-name="T63">.</text:span></text:span><text:span text:style-name="T63"> </text:span><text:span text:style-name="T87">Ensuite, la fiction permet</text:span><text:span text:style-name="T63"> aussi </text:span><text:span text:style-name="T87">de </text:span><text:span text:style-name="Strong_20_Emphasis"><text:span text:style-name="T63">promouvoir</text:span></text:span><text:span text:style-name="T63"> </text:span><text:span text:style-name="T87">de nouvelles formes de technologies ou de comportements. </text:span><text:span text:style-name="T88">Elle met en scène des situations dans lesquels les spectateurs peuvent se projeter dans de nouvelles habitudes et réfléchir aux effets positifs ou négatifs d’une technologie telle qu’est proposée.</text:span></text:p>
        </text:list-item>
        <text:list-item>
          <text:p text:style-name="P30"><text:span text:style-name="Strong_20_Emphasis"><text:span text:style-name="T122">Ce qui nous amène au dernier point : le design spéculatif doit </text:span></text:span><text:span text:style-name="Strong_20_Emphasis"><text:span text:style-name="T28">susciter le débat</text:span></text:span><text:span text:style-name="Strong_20_Emphasis"><text:span text:style-name="T118">. </text:span></text:span><text:span text:style-name="Strong_20_Emphasis"><text:span text:style-name="T122">E</text:span></text:span><text:span text:style-name="T63">n interrogeant le futur, les designers créent un contexte favorable à la discussion, à l'interrogation, et au débat autour de certaines questions éthiques, politiques, sociales… </text:span><text:span text:style-name="T88">C’est pourquoi le design spéculatif, par sa nature prospective, ne se contente pas d’une réponse établie, mais d’une réponse possible à laquelle le public </text:span><text:span text:style-name="T90">vient faire écho</text:span><text:span text:style-name="T88">.</text:span></text:p>
        </text:list-item>
      </text:list>
      <text:p text:style-name="P33"/>
      <text:p text:style-name="P25"/>
      <text:list xml:id="list4064740580602291518" text:style-name="L2">
        <text:list-header>
          <text:p text:style-name="P45"><text:span text:style-name="Emphasis"><text:span text:style-name="T128">Autres questionnements en cours </text:span></text:span><text:span text:style-name="Emphasis"><text:span text:style-name="T129">sur ce sujet</text:span></text:span></text:p>
        </text:list-header>
      </text:list>
      <text:p text:style-name="P46"><text:span text:style-name="Emphasis"><text:span text:style-name="T128"/></text:span></text:p>
      <text:list xml:id="list130715497824283" text:continue-numbering="true" text:style-name="L2">
        <text:list-item>
          <text:p text:style-name="P34">Faillite de l'idéologie de la neutralité du design : <text:span text:style-name="T58">un design est nécessairement politique, idéologique.</text:span></text:p>
        </text:list-item>
        <text:list-item>
          <text:p text:style-name="P34"><text:span text:style-name="T130">La c</text:span>onception de "produits hypothétiques", <text:span text:style-name="T130">à </text:span>mi-chemin entre réalité et fiction, <text:span text:style-name="T130">veut il dire un design qui a uniquement sa </text:span>place au musée ? </text:p>
        </text:list-item>
        <text:list-item>
          <text:p text:style-name="P21"><text:span text:style-name="T126">Travail déjà mené dans les années soixante et septante par les studios </text:span>Archizoom et Superstudio. <text:span text:style-name="T126">Leurs travaux évoquent </text:span>la possibilité d’une approche critique de la société par le design <text:span text:style-name="T130">radical</text:span>.<text:span text:style-name="T130"> Quels liens se tissent entre leurs travaux et celui, plus contemporains, des designers spéculatifs ?</text:span></text:p>
        </text:list-item>
      </text:list>
      <text:p text:style-name="P25"/>
      <text:h text:style-name="P7" text:outline-level="4"/>
      <text:p text:style-name="P29"><text:span text:style-name="T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Clear Sans" svg:font-family="'Clear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8:58:01.822000000</meta:creation-date>
    <dc:date>2017-01-17T13:07:13.723000000</dc:date>
    <meta:editing-duration>PT15H34M</meta:editing-duration>
    <meta:editing-cycles>84</meta:editing-cycles>
    <meta:generator>LibreOffice/5.1.6.2$Windows_x86 LibreOffice_project/07ac168c60a517dba0f0d7bc7540f5afa45f0909</meta:generator>
    <meta:document-statistic meta:table-count="0" meta:image-count="0" meta:object-count="0" meta:page-count="6" meta:paragraph-count="57" meta:word-count="3247" meta:character-count="20495" meta:non-whitespace-character-count="17293"/>
  </office:meta>
</office:document-meta>
</file>